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ec18" officeooo:paragraph-rsid="0021ec18"/>
    </style:style>
    <style:style style:name="P2" style:family="paragraph" style:parent-style-name="Standard">
      <style:text-properties officeooo:rsid="002a76b3" officeooo:paragraph-rsid="002a76b3"/>
    </style:style>
    <style:style style:name="P3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21ec18" officeooo:paragraph-rsid="0021ec18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2ac9bb" officeooo:paragraph-rsid="002ac9bb" style:font-style-asian="italic" style:font-style-complex="italic"/>
    </style:style>
    <style:style style:name="P8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officeooo:rsid="001c06c0" officeooo:paragraph-rsid="001c06c0"/>
    </style:style>
    <style:style style:name="P10" style:family="paragraph" style:parent-style-name="Standard" style:list-style-name="L1">
      <style:text-properties officeooo:rsid="002c38c7" officeooo:paragraph-rsid="002c38c7"/>
    </style:style>
    <style:style style:name="P11" style:family="paragraph" style:parent-style-name="Standard" style:list-style-name="L1">
      <style:text-properties officeooo:rsid="001f0bdf" officeooo:paragraph-rsid="001f0bdf"/>
    </style:style>
    <style:style style:name="P12" style:family="paragraph" style:parent-style-name="Standard" style:list-style-name="L1">
      <style:text-properties officeooo:rsid="002c4472" officeooo:paragraph-rsid="002c4472"/>
    </style:style>
    <style:style style:name="P13" style:family="paragraph" style:parent-style-name="Standard" style:list-style-name="L1">
      <style:text-properties officeooo:rsid="002df7e6" officeooo:paragraph-rsid="002df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3446901100041156" text:style-name="L1">
        <text:list-item>
          <text:p text:style-name="P3">Natural colony growth</text:p>
        </text:list-item>
        <text:list-item>
          <text:p text:style-name="P3">Foundries: Requires large spikes of power.</text:p>
        </text:list-item>
        <text:list-item>
          <text:p text:style-name="P3">Labratories: Use lots of power, and generates spikes.</text:p>
        </text:list-item>
        <text:list-item>
          <text:p text:style-name="P8">Gross income calculation, victory condition.</text:p>
        </text:list-item>
        <text:list-item>
          <text:p text:style-name="P3">Defeat condition on negative credits.</text:p>
        </text:list-item>
        <text:list-item>
          <text:p text:style-name="P3">Buildings cost money</text:p>
        </text:list-item>
        <text:list-item>
          <text:p text:style-name="P3">Buildings can't be placed on eachother</text:p>
        </text:list-item>
        <text:list-item>
          <text:p text:style-name="P3">Hydro plants require hydrocarbons</text:p>
        </text:list-item>
        <text:list-item>
          <text:p text:style-name="P8">Lightning storms (less solar, lightning)</text:p>
        </text:list-item>
        <text:list-item>
          <text:p text:style-name="P4">Stats display: total power generated, amount lost to inefficiency, total stored</text:p>
        </text:list-item>
        <text:list-item>
          <text:p text:style-name="P5">Sell building mode</text:p>
        </text:list-item>
        <text:list-item>
          <text:p text:style-name="P3">Tutorial messages</text:p>
        </text:list-item>
        <text:list-item>
          <text:p text:style-name="P3">Final graphics</text:p>
        </text:list-item>
        <text:list-item>
          <text:p text:style-name="P6">GUI sidebar</text:p>
        </text:list-item>
      </text:list>
      <text:p text:style-name="P1"/>
      <text:p text:style-name="P2">Sunday</text:p>
      <text:list xml:id="list111320644754803" text:continue-numbering="true" text:style-name="L1">
        <text:list-item>
          <text:p text:style-name="P7">Bounds</text:p>
        </text:list-item>
        <text:list-item>
          <text:p text:style-name="P3">Sound</text:p>
        </text:list-item>
        <text:list-item>
          <text:p text:style-name="P10">Title</text:p>
          <text:list>
            <text:list-item>
              <text:p text:style-name="P10">Something Light</text:p>
            </text:list-item>
            <text:list-item>
              <text:p text:style-name="P12">Martian City Light</text:p>
            </text:list-item>
            <text:list-item>
              <text:p text:style-name="P13">Interstellar Electric Company</text:p>
            </text:list-item>
          </text:list>
        </text:list-item>
        <text:list-item>
          <text:p text:style-name="P9">Title screen</text:p>
        </text:list-item>
        <text:list-item>
          <text:p text:style-name="P9">Music</text:p>
        </text:list-item>
        <text:list-item>
          <text:p text:style-name="P11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9M29S</meta:editing-duration>
    <meta:editing-cycles>21</meta:editing-cycles>
    <meta:generator>LibreOffice/5.2.0.4$Windows_x86 LibreOffice_project/066b007f5ebcc236395c7d282ba488bca6720265</meta:generator>
    <dc:date>2017-07-30T11:13:20.168000000</dc:date>
    <meta:document-statistic meta:table-count="0" meta:image-count="0" meta:object-count="0" meta:page-count="1" meta:paragraph-count="24" meta:word-count="107" meta:character-count="617" meta:non-whitespace-character-count="557"/>
    <meta:user-defined meta:name="Info 1"/>
    <meta:user-defined meta:name="Info 2"/>
    <meta:user-defined meta:name="Info 3"/>
    <meta:user-defined meta:name="Info 4"/>
  </office:meta>
</office:document-meta>
</file>